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5.8pt"/>
    </style:style>
    <style:style style:name="co2" style:family="table-column">
      <style:table-column-properties fo:break-before="auto" style:column-width="68.71pt"/>
    </style:style>
    <style:style style:name="co3" style:family="table-column">
      <style:table-column-properties fo:break-before="auto" style:column-width="76.3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Bauteilname </text:p>
          </table:table-cell>
          <table:table-cell table:style-name="ce1" office:value-type="string" calcext:value-type="string">
            <text:p>Distributor</text:p>
          </table:table-cell>
          <table:table-cell table:style-name="ce1" office:value-type="string" calcext:value-type="string">
            <text:p>Bestellnummer</text:p>
          </table:table-cell>
          <table:table-cell table:style-name="ce1" office:value-type="string" calcext:value-type="string">
            <text:p>Anzahl</text:p>
          </table:table-cell>
        </table:table-row>
        <table:table-row table:style-name="ro1">
          <table:table-cell office:value-type="string" calcext:value-type="string">
            <text:p>ESP32-WROOM-32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904-1028-1-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ckBoost3V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96-39461-1-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ckBoost5V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96-19644-1-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ule 2.2 µH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0-15950-1-N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vel-Shift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96-21929-1-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chse zu E-Ink Driv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55-1755-1-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impkabel zu E-Ink Driv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55-3081-ND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tecker zu E-Ink Driv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55-1189-N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utton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W181-N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ransis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727-2921-1-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fi-Antenne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WM17566-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chsenleiste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5438-ND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2">00/00/0000</text:date>, <text:time style:data-style-name="N2" text:time-value="13:24:37.2951234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2T05:19:40.000931662</meta:creation-date>
    <dc:date>2019-12-02T13:25:00.713227546</dc:date>
    <meta:editing-duration>PT10M10S</meta:editing-duration>
    <meta:editing-cycles>2</meta:editing-cycles>
    <meta:generator>LibreOffice/6.0.7.3$Linux_X86_64 LibreOffice_project/00m0$Build-3</meta:generator>
    <meta:document-statistic meta:table-count="1" meta:cell-count="52" meta:object-count="0"/>
  </office:meta>
</office:document-meta>
</file>